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paragraph-properties fo:margin-left="0in" fo:margin-right="0in"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1</text:p>
      <text:p text:style-name="P2">Hello, world!</text:p>
      <text:p text:style-name="P1"/>
      <text:p text:style-name="P1"/>
      <text:p text:style-name="P1">0.<text:tab/>So here comes the course design of operating system. JOS, kinds of joking, but still sounds a little charming. (God damn auto-numbering of LibreOffice! The stupid company even take it as an advantage over Office. Come on, I have had enough. I just cannot find somewhere to SHUT DOWN THE FUCKING AUTO-NUMBERING completely. So it means that when there comes a newline, Shift must be knocked down along with Enter. Damn it!)<text:line-break/><text:line-break/>1.<text:tab/>Then talk about the environment.<text:line-break/>System: <text:tab/>Ubuntu 12.04<text:line-break/>GCC:<text:tab/><text:tab/>4.6.3 (I have heard that v.4.3 is needed, or there will be something hard to fix. I may have a try to see whether there is such a monster or not.)<text:line-break/><text:line-break/>2.<text:tab/>The first step is to get bochs installed.<text:line-break/>$ sudo apt-get install build-essential<text:line-break/><text:tab/>There are some common compiling tools in it.<text:line-break/>$ sudo apt-get install xorg-dev<text:line-break/><text:tab/>It will provide the system with X windows libraries.</text:p>
      <text:p text:style-name="P1">$ sudo apt-get install libgtk2.0-dev<text:line-break/><text:tab/>Nothing special.<text:line-break/>$ sudo apt-get install pkg-config<text:line-break/><text:tab/>Pkg-config will help compile and link.<text:line-break/><text:line-break/>3.<text:tab/>Get into the bochs folder, run the configure, which will collect some info about the computer, compilers and libraries, then decide the basic settings of bochs.<text:line-break/>$ ./configure --prefix=$Your Installation Path$ --enable-disasm --enable-debugger<text:line-break/><text:tab/>The last two arguments assure that the debugging mode is switched on. I just installed it into “/usr”. Some environment variables may need to be handled if installed into other folder.<text:line-break/><text:tab/>Then make and install.<text:line-break/>$ make<text:line-break/><text:soft-page-break/>$ sudo make install<text:line-break/><text:tab/>If there comes an error related to “[libthread.so.0] undefined reference to symbol 'pthread_create@@GLIBC_2.2.5'” and “DSO(Dynamic Shared Object) is missing”, then here is the solution:<text:line-break/><text:tab/>Open the file “Makefile”, find the item “LDFLAGS=”, add “-pthread” to it, then redo the work of making and installing. As for the reason, DSO missing means that we need to call some libraries explicitly, which is “pthread” in openmp here.<text:line-break/><text:line-break/>4.<text:tab/>Compile the JOS. Get into the folder “lab1”.<text:line-break/>$ make<text:line-break/><text:tab/>Here comes the monster! If you insist on a high version of gcc, then there will be an error “boot block too large: 600 bytes (max 510)”, resulted from that gcc4.6 will link some extra segments into it. There are two ways to handle this:<text:line-break/><text:tab/>The first is to downgrade gcc to v.4.3, then the monster will disappear.<text:line-break/><text:tab/>Buuuuut! It will be more excited to fight against it, instead of avoiding. Then the second way is to cut the added EXTRA SEGMENTS. Using objdump:<text:line-break/>$ objdump -h obj/boot/boot.out<text:line-break/><text:tab/>Compared with v.4.3, easy to find out that the extra friend is “.eh_frame”. So how to take him down? The answer is to edit “boot/Makefrag”. Find the paragraph started with “$(OBJDIR)/boot/boot”, then find the line started with “$(V)$(OBJCOPY)”, add “-R “.eh_frame”” between “-S” and “-O”. Then there goes the monster. The block is 394 bytes now.</text:p>
      <text:p text:style-name="P1"><text:tab/>In this procedure, we have made the “bochs.img”, which decides some settings of bochs and how bochs will simulate.</text:p>
      <text:p text:style-name="P1"/>
      <text:p text:style-name="P1">5.<text:tab/>Then we come to edit the “img” file of bochs. In other words, we need to let bochs know where its “img” file is. It is “.bochsrc” that we should edit.</text:p>
      <text:p text:style-name="P1"><text:tab/>Find the file and open it. Find the line started with ata0-master, which looks like the line shown below:<text:line-break/><text:tab/>ata0-master: type=disk, path=“$PATH$.img”, cylinders=X, heads=Y, spt=Z<text:line-break/><text:tab/>This line indicates bochs to simulate a disk on ATA0-Tunnel, and the disk will be simulated by an image file whose path must be set. X, Y and Z describe the parameters of the virtual disk, where “spt” stands for “sectors per track”.</text:p>
      <text:p text:style-name="P1"><text:soft-page-break/><text:tab/>In fact, the found line will be like the line below:</text:p>
      <text:p text:style-name="P1"><text:tab/>ata0-master: type=disk, mode=flat, path=“30M.sample”<text:line-break/><text:tab/>“30M.sample” suggests that bochs is just using a template to simulate the disk. We need to fix the path with lab1's path. I have fixed it with “/home/pylonight/JOS/JOS/labs/lab1/obj/kern/bochs.img”, which has been generated when we compile JOS. “Makefrag” is related to it.</text:p>
      <text:p text:style-name="P1"><text:tab/>Next, we need to tell bochs the last three parameters. Using “100, 10, 10” is good, which is asked by the course MIT-6.828.</text:p>
      <text:p text:style-name="P1"><text:tab/>Then bochs can be run correctly.</text:p>
      <text:p text:style-name="P1"/>
      <text:p text:style-name="P1">6.<text:tab/>Just type “bochs” and the terminal will run bochs. Type “2” to read options from the file “.bochsrc” edited just now. Type “6” to begin simulation. “bochs -q” is the shortcut.<text:line-break/><text:tab/>Typing “u switch-mode” will change Intel assembler syntax to AT&amp;T syntax. But it is frustrating that THIS COMMAND MUST BE TYPED EVERYTIME YOU RUN BOCHS. Default settings cannot be changed. So st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3-29T23:17:46</dc:date>
    <meta:editing-duration>PT5H26M54S</meta:editing-duration>
    <meta:editing-cycles>238</meta:editing-cycles>
    <meta:generator>LibreOffice/3.5$Linux_x86 LibreOffice_project/350m1$Build-202</meta:generator>
    <dc:creator>Yuchen Yan</dc:creator>
    <meta:document-statistic meta:table-count="0" meta:image-count="0" meta:object-count="0" meta:page-count="3" meta:paragraph-count="12" meta:word-count="737" meta:character-count="4400" meta:non-whitespace-character-count="3650"/>
  </office:meta>
</office:document-meta>
</file>